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officeooo:rsid="00128bca" officeooo:paragraph-rsid="00128bca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/>
      <style:text-properties officeooo:paragraph-rsid="00116804"/>
    </style:style>
    <style:style style:name="P4" style:family="paragraph" style:parent-style-name="Text_20_body">
      <style:paragraph-properties fo:line-height="150%"/>
      <style:text-properties officeooo:paragraph-rsid="00231328"/>
    </style:style>
    <style:style style:name="P5" style:family="paragraph" style:parent-style-name="Text_20_body">
      <style:paragraph-properties fo:line-height="150%"/>
      <style:text-properties officeooo:paragraph-rsid="001b0885"/>
    </style:style>
    <style:style style:name="P6" style:family="paragraph" style:parent-style-name="Heading_20_1">
      <style:paragraph-properties fo:line-height="150%"/>
      <style:text-properties officeooo:paragraph-rsid="00116804"/>
    </style:style>
    <style:style style:name="P7" style:family="paragraph" style:parent-style-name="Heading_20_2">
      <style:paragraph-properties fo:line-height="150%"/>
    </style:style>
    <style:style style:name="P8" style:family="paragraph" style:parent-style-name="Text_20_body">
      <style:paragraph-properties fo:line-height="150%"/>
      <style:text-properties officeooo:rsid="0019f584" officeooo:paragraph-rsid="00231328"/>
    </style:style>
    <style:style style:name="P9" style:family="paragraph" style:parent-style-name="Text_20_body">
      <style:paragraph-properties fo:line-height="150%"/>
      <style:text-properties officeooo:rsid="001cd837" officeooo:paragraph-rsid="001b0885"/>
    </style:style>
    <style:style style:name="P10" style:family="paragraph" style:parent-style-name="Text_20_body">
      <style:paragraph-properties fo:line-height="150%"/>
      <style:text-properties officeooo:rsid="001cd837" officeooo:paragraph-rsid="002630c0"/>
    </style:style>
    <style:style style:name="P11" style:family="paragraph" style:parent-style-name="Text_20_body">
      <style:paragraph-properties fo:line-height="150%"/>
    </style:style>
    <style:style style:name="P12" style:family="paragraph" style:parent-style-name="Text_20_body">
      <style:paragraph-properties fo:line-height="150%"/>
      <style:text-properties officeooo:paragraph-rsid="002630c0"/>
    </style:style>
    <style:style style:name="P13" style:family="paragraph" style:parent-style-name="Text_20_body">
      <style:paragraph-properties fo:line-height="150%"/>
      <style:text-properties fo:color="#000000" style:font-name="Times New Roman" fo:font-size="12pt" officeooo:rsid="001cd837" officeooo:paragraph-rsid="001cd837" style:font-size-asian="12pt" style:font-size-complex="12pt"/>
    </style:style>
    <style:style style:name="T1" style:family="text">
      <style:text-properties officeooo:rsid="00143e2d"/>
    </style:style>
    <style:style style:name="T2" style:family="text">
      <style:text-properties officeooo:rsid="001849d7"/>
    </style:style>
    <style:style style:name="T3" style:family="text">
      <style:text-properties officeooo:rsid="0019f584"/>
    </style:style>
    <style:style style:name="T4" style:family="text">
      <style:text-properties officeooo:rsid="001d36bc"/>
    </style:style>
    <style:style style:name="T5" style:family="text">
      <style:text-properties officeooo:rsid="001dc69b"/>
    </style:style>
    <style:style style:name="T6" style:family="text">
      <style:text-properties officeooo:rsid="00237132"/>
    </style:style>
    <style:style style:name="T7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8" style:family="text">
      <style:text-properties fo:font-variant="normal" fo:text-transform="none" fo:color="#333333" style:font-name="Open Sans" fo:font-size="10.5pt" fo:letter-spacing="normal" fo:font-style="italic" fo:font-weight="normal"/>
    </style:style>
    <style:style style:name="T9" style:family="text">
      <style:text-properties fo:font-variant="normal" fo:text-transform="none" fo:color="#333333" fo:font-size="10.5pt" fo:letter-spacing="normal" fo:font-style="normal" fo:font-weight="normal"/>
    </style:style>
    <style:style style:name="T10" style:family="text">
      <style:text-properties fo:font-variant="normal" fo:text-transform="none" fo:color="#333333" fo:font-size="10.5pt" fo:letter-spacing="normal" fo:font-style="italic" fo:font-weight="normal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fo:font-variant="normal" fo:text-transform="none" fo:color="#333333" fo:letter-spacing="normal" fo:font-style="italic" fo:font-weight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italic" fo:font-weight="normal"/>
    </style:style>
    <style:style style:name="T15" style:family="text">
      <style:text-properties fo:font-variant="normal" fo:text-transform="none" fo:letter-spacing="normal" fo:font-style="italic" fo:font-weight="normal" officeooo:rsid="002735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NF-2301: Assignment 2 Report</text:h>
      <text:h text:style-name="P6" text:outline-level="1"/>
      <text:h text:style-name="P7" text:outline-level="2">1<text:tab/>Introduction</text:h>
      <text:p text:style-name="P1">This assignment consists of two parts, where the first is implementing secure data sharing between a file sharing server and a receiving client. <text:span text:style-name="T1">The next part is about discussing to what extent the implementation fullfills the important security principles presented in the textbook.</text:span></text:p>
      <text:p text:style-name="P3"/>
      <text:p text:style-name="P3"/>
      <text:h text:style-name="P7" text:outline-level="2">2<text:tab/>Technical Background</text:h>
      <text:h text:style-name="P7" text:outline-level="2">3<text:tab/>Design</text:h>
      <text:h text:style-name="P7" text:outline-level="2">4<text:tab/>Implementation</text:h>
      <text:h text:style-name="P7" text:outline-level="2">5<text:tab/>Discussion</text:h>
      <text:h text:style-name="P7" text:outline-level="2">6<text:tab/>Conclusion</text:h>
      <text:p text:style-name="P2"/>
      <text:h text:style-name="P7" text:outline-level="2">7<text:tab/>References</text:h>
      <text:p text:style-name="P2"/>
      <text:p text:style-name="P10">Bendersky, E<text:span text:style-name="T6">li</text:span>. AES encryption of files in Python with PyCrypto. <text:span text:style-name="T4">Web. 20 Sep. 2014</text:span></text:p>
      <text:p text:style-name="P12"><text:span text:style-name="T5">&lt;</text:span><text:a xlink:type="simple" xlink:href="http://eli.thegreenplace.net/2010/06/25/aes-encryption-of-files-in-python-with-pycrypto/"><text:span text:style-name="T5">http://eli.thegreenplace.net/2010/06/25/aes-encryption-of-files-in-python-with-pycrypto/</text:span></text:a><text:span text:style-name="T5">&gt;</text:span></text:p>
      <text:p text:style-name="P12"/>
      <text:p text:style-name="P4"><text:span text:style-name="T2">Goodrich, Michael, and Tamassia Roberto</text:span>.<text:span text:style-name="T3"> Introduction to Computer Security. </text:span></text:p>
      <text:p text:style-name="P8">Pearson Education Limited, 2011. Print. pp. 2-45</text:p>
      <text:p text:style-name="P9"/>
      <text:p text:style-name="P13"><text:soft-page-break/><text:span text:style-name="T13">Litzenberger, Dwayne. </text:span><text:span text:style-name="T14">Python Cryptography Toolkit(py</text:span><text:span text:style-name="T15">c</text:span><text:span text:style-name="T14">rypto)</text:span><text:span text:style-name="T13">. Web. 21 Sept. 2014. &lt;https://pypi.python.org/pypi/pycrypto&gt;.</text:span>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 Sans" svg:font-family="'Open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3:15:38.412000000</meta:creation-date>
    <dc:date>2014-09-21T15:38:23.497000000</dc:date>
    <meta:editing-duration>PT1H41M37S</meta:editing-duration>
    <meta:editing-cycles>23</meta:editing-cycles>
    <meta:generator>LibreOffice/4.2.6.3$Windows_x86 LibreOffice_project/3fd416d4c6db7d3204c17ce57a1d70f6e531ee21</meta:generator>
    <meta:document-statistic meta:table-count="0" meta:image-count="0" meta:object-count="0" meta:page-count="2" meta:paragraph-count="14" meta:word-count="103" meta:character-count="826" meta:non-whitespace-character-count="735"/>
  </office:meta>
</office:document-meta>
</file>